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text-properties officeooo:rsid="00012f11" officeooo:paragraph-rsid="00012f1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007ef5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paragraph-rsid="00007ef5" style:font-size-asian="20pt" style:font-weight-asian="bold" style:font-size-complex="20pt" style:font-weight-complex="bold"/>
    </style:style>
    <style:style style:name="T1" style:family="text">
      <style:text-properties officeooo:rsid="00007e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pen Thelema Order</text:p>
      <text:p text:style-name="P7">Public License</text:p>
      <text:p text:style-name="P4">DO WHAT THAU WILT </text:p>
      <text:p text:style-name="P4">TO PUBLIC LICENSE</text:p>
      <text:p text:style-name="P5">Version 2.<text:span text:style-name="T1">5</text:span></text:p>
      <text:p text:style-name="P5"/>
      <text:p text:style-name="Text_20_body">Everyone is permitted to copy and distribute verbatim or modified copies of this license document, and changing it is allowed as long as the name is changed.</text:p>
      <text:p text:style-name="Text_20_body"/>
      <text:p text:style-name="Text_20_body">TERMS AND CONDITIONS FOR COPYING, DISTRIBUTION AND MODIFICATION</text:p>
      <text:p text:style-name="Text_20_body">0. Do what thou wilt shall be the whole of the Law.</text:p>
      <text:p text:style-name="Text_20_body"/>
      <text:p text:style-name="P3">Anyone is allowed to copy and distribute the copies of this license agreement in whole or in part, as well as modify it without any other limitations.</text:p>
      <text:p text:style-name="P3"/>
      <text:p text:style-name="P3">DWTW – a license with a single requirement: DO WHAT THOU WILT</text:p>
      <text:p text:style-name="P3"/>
      <text:p text:style-name="P3">The license provides more freedom than any other one (such as GPL or BSD) and does not require saving the license text on copying.</text:p>
      <text:p text:style-name="P3">DWTW – an accomplished and eligible license for free text (including the software, documentation and artwork).</text:p>
      <text:p text:style-name="P3">The license does not contain “no warranty” clause. DWTW can be used in countries that do not legally acknowledge the transition to public domain.</text:p>
      <text:p text:style-name="P3"/>
      <text:p text:style-name="P3">Summary:</text:p>
      <text:p text:style-name="P3">An author-creator gives his or her source code to the world for free, without becoming distracted by worldly thinking regarding how and why the others will use it.</text:p>
      <text:p text:style-name="P3"/>
      <text:p text:style-name="P2">Вольная Общественная Лицензия</text:p>
      <text:p text:style-name="P6">Ордена Тулемы</text:p>
      <text:p text:style-name="P4">ДЕЛАЙ ЧТО ТЫ ЖЕЛАЕШЬ</text:p>
      <text:p text:style-name="P4">С ПУБЛИЧНОЙ ЛИЦЕНЗИЕЙ</text:p>
      <text:p text:style-name="P4">Версия 2.<text:span text:style-name="T1">5</text:span></text:p>
      <text:p text:style-name="P4"/>
      <text:p text:style-name="Text_20_body">Каждый может копировать и распространять копии данного лицензионного соглашения целиком или частично, равно как и изменять его без иных ограничений.</text:p>
      <text:p text:style-name="Text_20_body"/>
      <text:p text:style-name="Text_20_body">УСЛОВИЯ И ПОЛОЖЕНИЯ О КОПИРОВАНИИ, РАСПРОСТАНЕНИИ И ВИДОИЗМЕНЕНИИ</text:p>
      <text:p text:style-name="Text_20_body">0. Делай что твоей воле надлежит быть всецело Законом.</text:p>
      <text:p text:style-name="Text_20_body"/>
      <text:p text:style-name="P3">Каждый может копировать и распространять копии данного лицензионного соглашения целиком или частично, равно как и изменять его без иных ограничений.</text:p>
      <text:p text:style-name="P3"/>
      <text:p text:style-name="P3">DWTWL – соборная лицензия всего с одним условием: ДЕЛАЙ ЧТО ТЫ ЖЕЛАЕШЬ</text:p>
      <text:p text:style-name="P3"/>
      <text:p text:style-name="P3">Лицензия предоставляет больше свободы чем любая другая (например, GPL или BSD) и не требует сохранения текста лицензии при копировании.</text:p>
      <text:p text:style-name="P3">DWTWL – состоявшаяся и допустимая лицензия для свободного текста (в том числе и программного обеспечения, документации или произведений искусства).</text:p>
      <text:p text:style-name="P3">В лицензии отсутствует пункт «no warranty». DWTWL можно использовать в странах, где переход в общественное достояние («public domain») не признается законодательством.</text:p>
      <text:p text:style-name="P3"/>
      <text:p text:style-name="P3">Суть:</text:p>
      <text:p text:style-name="P3">Создатель-автор дарит миру свой код, не отвлекаясь на суетные мысли о том, как и зачем его будут использовать друг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sound  </meta:initial-creator>
    <meta:creation-date>2014-11-24T03:15:14.080441574</meta:creation-date>
    <dc:date>2014-11-24T03:42:30.870331977</dc:date>
    <dc:creator>drsound  </dc:creator>
    <meta:editing-duration>PT9M36S</meta:editing-duration>
    <meta:editing-cycles>1</meta:editing-cycles>
    <meta:document-statistic meta:table-count="0" meta:image-count="0" meta:object-count="0" meta:page-count="2" meta:paragraph-count="30" meta:word-count="351" meta:character-count="2277" meta:non-whitespace-character-count="1939"/>
    <meta:generator>LibreOffice/4.2.7.2$Linux_x86 LibreOffice_project/420m0$Build-2</meta:generator>
  </office:meta>
</office:document-meta>
</file>